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Команды" style:family="table">
      <style:table-properties style:width="17cm" table:align="margins"/>
    </style:style>
    <style:style style:name="Команды.A" style:family="table-column">
      <style:table-column-properties style:column-width="0.975cm" style:rel-column-width="3760*"/>
    </style:style>
    <style:style style:name="Команды.B" style:family="table-column">
      <style:table-column-properties style:column-width="2.004cm" style:rel-column-width="7724*"/>
    </style:style>
    <style:style style:name="Команды.C" style:family="table-column">
      <style:table-column-properties style:column-width="1.644cm" style:rel-column-width="6337*"/>
    </style:style>
    <style:style style:name="Команды.D" style:family="table-column">
      <style:table-column-properties style:column-width="12.377cm" style:rel-column-width="47714*"/>
    </style:style>
    <style:style style:name="Команды.A1" style:family="table-cell">
      <style:table-cell-properties fo:padding="0.097cm" fo:border-left="0.05pt solid #000000" fo:border-right="none" fo:border-top="0.05pt solid #000000" fo:border-bottom="0.05pt solid #000000"/>
    </style:style>
    <style:style style:name="Команды.D1" style:family="table-cell">
      <style:table-cell-properties style:vertical-align="middle" fo:padding="0.097cm" fo:border="0.05pt solid #000000"/>
    </style:style>
    <style:style style:name="Команды.B2" style:family="table-cell">
      <style:table-cell-properties fo:padding="0.097cm" fo:border-left="0.05pt solid #000000" fo:border-right="none" fo:border-top="none" fo:border-bottom="0.05pt solid #000000"/>
    </style:style>
    <style:style style:name="Команды.C2" style:family="table-cell">
      <style:table-cell-properties fo:padding="0.097cm" fo:border-left="0.05pt solid #000000" fo:border-right="none" fo:border-top="none" fo:border-bottom="0.05pt solid #000000"/>
    </style:style>
    <style:style style:name="Команды.A3" style:family="table-cell">
      <style:table-cell-properties fo:padding="0.097cm" fo:border-left="0.05pt solid #000000" fo:border-right="none" fo:border-top="none" fo:border-bottom="0.05pt solid #000000"/>
    </style:style>
    <style:style style:name="Команды.B3" style:family="table-cell">
      <style:table-cell-properties fo:padding="0.097cm" fo:border-left="0.05pt solid #000000" fo:border-right="none" fo:border-top="none" fo:border-bottom="0.05pt solid #000000"/>
    </style:style>
    <style:style style:name="Команды.C3" style:family="table-cell">
      <style:table-cell-properties fo:padding="0.097cm" fo:border-left="0.05pt solid #000000" fo:border-right="none" fo:border-top="none" fo:border-bottom="0.05pt solid #000000"/>
    </style:style>
    <style:style style:name="Команды.D3" style:family="table-cell">
      <style:table-cell-properties fo:padding="0.097cm" fo:border-left="0.05pt solid #000000" fo:border-right="0.05pt solid #000000" fo:border-top="none" fo:border-bottom="0.05pt solid #000000"/>
    </style:style>
    <style:style style:name="Команды.A4" style:family="table-cell">
      <style:table-cell-properties fo:padding="0.097cm" fo:border-left="0.05pt solid #000000" fo:border-right="none" fo:border-top="none" fo:border-bottom="0.05pt solid #000000"/>
    </style:style>
    <style:style style:name="Команды.B4" style:family="table-cell">
      <style:table-cell-properties fo:padding="0.097cm" fo:border-left="0.05pt solid #000000" fo:border-right="none" fo:border-top="none" fo:border-bottom="0.05pt solid #000000"/>
    </style:style>
    <style:style style:name="Команды.C4" style:family="table-cell">
      <style:table-cell-properties fo:padding="0.097cm" fo:border-left="0.05pt solid #000000" fo:border-right="none" fo:border-top="none" fo:border-bottom="0.05pt solid #000000"/>
    </style:style>
    <style:style style:name="Команды.D4" style:family="table-cell">
      <style:table-cell-properties fo:padding="0.097cm" fo:border-left="0.05pt solid #000000" fo:border-right="0.05pt solid #000000" fo:border-top="none" fo:border-bottom="0.05pt solid #000000"/>
    </style:style>
    <style:style style:name="Команды.A5" style:family="table-cell">
      <style:table-cell-properties fo:padding="0.097cm" fo:border-left="0.05pt solid #000000" fo:border-right="none" fo:border-top="none" fo:border-bottom="0.05pt solid #000000"/>
    </style:style>
    <style:style style:name="Команды.B5" style:family="table-cell">
      <style:table-cell-properties fo:padding="0.097cm" fo:border-left="0.05pt solid #000000" fo:border-right="none" fo:border-top="none" fo:border-bottom="0.05pt solid #000000"/>
    </style:style>
    <style:style style:name="Команды.C5" style:family="table-cell">
      <style:table-cell-properties fo:padding="0.097cm" fo:border-left="0.05pt solid #000000" fo:border-right="none" fo:border-top="none" fo:border-bottom="0.05pt solid #000000"/>
    </style:style>
    <style:style style:name="Команды.D5" style:family="table-cell">
      <style:table-cell-properties fo:padding="0.097cm" fo:border-left="0.05pt solid #000000" fo:border-right="0.05pt solid #000000" fo:border-top="none" fo:border-bottom="0.05pt solid #000000"/>
    </style:style>
    <style:style style:name="Команды.A6" style:family="table-cell">
      <style:table-cell-properties fo:padding="0.097cm" fo:border-left="0.05pt solid #000000" fo:border-right="none" fo:border-top="none" fo:border-bottom="0.05pt solid #000000"/>
    </style:style>
    <style:style style:name="Команды.B6" style:family="table-cell">
      <style:table-cell-properties fo:padding="0.097cm" fo:border-left="0.05pt solid #000000" fo:border-right="none" fo:border-top="none" fo:border-bottom="0.05pt solid #000000"/>
    </style:style>
    <style:style style:name="Команды.C6" style:family="table-cell">
      <style:table-cell-properties fo:padding="0.097cm" fo:border-left="0.05pt solid #000000" fo:border-right="none" fo:border-top="none" fo:border-bottom="0.05pt solid #000000"/>
    </style:style>
    <style:style style:name="Команды.D6" style:family="table-cell">
      <style:table-cell-properties fo:padding="0.097cm" fo:border-left="0.05pt solid #000000" fo:border-right="0.05pt solid #000000" fo:border-top="none" fo:border-bottom="0.05pt solid #000000"/>
    </style:style>
    <style:style style:name="Команды.A7" style:family="table-cell">
      <style:table-cell-properties fo:padding="0.097cm" fo:border-left="0.05pt solid #000000" fo:border-right="none" fo:border-top="none" fo:border-bottom="0.05pt solid #000000"/>
    </style:style>
    <style:style style:name="Команды.B7" style:family="table-cell">
      <style:table-cell-properties fo:padding="0.097cm" fo:border-left="0.05pt solid #000000" fo:border-right="none" fo:border-top="none" fo:border-bottom="0.05pt solid #000000"/>
    </style:style>
    <style:style style:name="Команды.C7" style:family="table-cell">
      <style:table-cell-properties fo:padding="0.097cm" fo:border-left="0.05pt solid #000000" fo:border-right="none" fo:border-top="none" fo:border-bottom="0.05pt solid #000000"/>
    </style:style>
    <style:style style:name="Команды.D7" style:family="table-cell">
      <style:table-cell-properties fo:padding="0.097cm" fo:border-left="0.05pt solid #000000" fo:border-right="0.05pt solid #000000" fo:border-top="none" fo:border-bottom="0.05pt solid #000000"/>
    </style:style>
    <style:style style:name="Команды.A8" style:family="table-cell">
      <style:table-cell-properties fo:padding="0.097cm" fo:border-left="0.05pt solid #000000" fo:border-right="none" fo:border-top="none" fo:border-bottom="0.05pt solid #000000"/>
    </style:style>
    <style:style style:name="Команды.B8" style:family="table-cell">
      <style:table-cell-properties fo:padding="0.097cm" fo:border-left="0.05pt solid #000000" fo:border-right="none" fo:border-top="none" fo:border-bottom="0.05pt solid #000000"/>
    </style:style>
    <style:style style:name="Команды.C8" style:family="table-cell">
      <style:table-cell-properties fo:padding="0.097cm" fo:border-left="0.05pt solid #000000" fo:border-right="none" fo:border-top="none" fo:border-bottom="0.05pt solid #000000"/>
    </style:style>
    <style:style style:name="Команды.D8" style:family="table-cell">
      <style:table-cell-properties fo:padding="0.097cm" fo:border-left="0.05pt solid #000000" fo:border-right="0.05pt solid #000000" fo:border-top="none" fo:border-bottom="0.05pt solid #000000"/>
    </style:style>
    <style:style style:name="Команды.A9" style:family="table-cell">
      <style:table-cell-properties fo:padding="0.097cm" fo:border-left="0.05pt solid #000000" fo:border-right="none" fo:border-top="none" fo:border-bottom="0.05pt solid #000000"/>
    </style:style>
    <style:style style:name="Команды.B9" style:family="table-cell">
      <style:table-cell-properties fo:padding="0.097cm" fo:border-left="0.05pt solid #000000" fo:border-right="none" fo:border-top="none" fo:border-bottom="0.05pt solid #000000"/>
    </style:style>
    <style:style style:name="Команды.C9" style:family="table-cell">
      <style:table-cell-properties fo:padding="0.097cm" fo:border-left="0.05pt solid #000000" fo:border-right="none" fo:border-top="none" fo:border-bottom="0.05pt solid #000000"/>
    </style:style>
    <style:style style:name="Команды.D9" style:family="table-cell">
      <style:table-cell-properties fo:padding="0.097cm" fo:border-left="0.05pt solid #000000" fo:border-right="0.05pt solid #000000" fo:border-top="none" fo:border-bottom="0.05pt solid #000000"/>
    </style:style>
    <style:style style:name="Команды.A10" style:family="table-cell">
      <style:table-cell-properties fo:padding="0.097cm" fo:border-left="0.05pt solid #000000" fo:border-right="none" fo:border-top="none" fo:border-bottom="0.05pt solid #000000"/>
    </style:style>
    <style:style style:name="Команды.B10" style:family="table-cell">
      <style:table-cell-properties fo:padding="0.097cm" fo:border-left="0.05pt solid #000000" fo:border-right="none" fo:border-top="none" fo:border-bottom="0.05pt solid #000000"/>
    </style:style>
    <style:style style:name="Команды.C10" style:family="table-cell">
      <style:table-cell-properties fo:padding="0.097cm" fo:border-left="0.05pt solid #000000" fo:border-right="none" fo:border-top="none" fo:border-bottom="0.05pt solid #000000"/>
    </style:style>
    <style:style style:name="Команды.D10" style:family="table-cell">
      <style:table-cell-properties fo:padding="0.097cm" fo:border-left="0.05pt solid #000000" fo:border-right="0.05pt solid #000000" fo:border-top="none" fo:border-bottom="0.05pt solid #000000"/>
    </style:style>
    <style:style style:name="Команды.A11" style:family="table-cell">
      <style:table-cell-properties fo:padding="0.097cm" fo:border-left="0.05pt solid #000000" fo:border-right="none" fo:border-top="none" fo:border-bottom="0.05pt solid #000000"/>
    </style:style>
    <style:style style:name="Команды.B11" style:family="table-cell">
      <style:table-cell-properties fo:padding="0.097cm" fo:border-left="0.05pt solid #000000" fo:border-right="none" fo:border-top="none" fo:border-bottom="0.05pt solid #000000"/>
    </style:style>
    <style:style style:name="Команды.C11" style:family="table-cell">
      <style:table-cell-properties fo:padding="0.097cm" fo:border-left="0.05pt solid #000000" fo:border-right="none" fo:border-top="none" fo:border-bottom="0.05pt solid #000000"/>
    </style:style>
    <style:style style:name="Команды.D11" style:family="table-cell">
      <style:table-cell-properties fo:padding="0.097cm" fo:border-left="0.05pt solid #000000" fo:border-right="0.05pt solid #000000" fo:border-top="none" fo:border-bottom="0.05pt solid #000000"/>
    </style:style>
    <style:style style:name="Команды.A12" style:family="table-cell">
      <style:table-cell-properties fo:padding="0.097cm" fo:border-left="0.05pt solid #000000" fo:border-right="none" fo:border-top="none" fo:border-bottom="0.05pt solid #000000"/>
    </style:style>
    <style:style style:name="Команды.B12" style:family="table-cell">
      <style:table-cell-properties fo:padding="0.097cm" fo:border-left="0.05pt solid #000000" fo:border-right="none" fo:border-top="none" fo:border-bottom="0.05pt solid #000000"/>
    </style:style>
    <style:style style:name="Команды.C12" style:family="table-cell">
      <style:table-cell-properties fo:padding="0.097cm" fo:border-left="0.05pt solid #000000" fo:border-right="none" fo:border-top="none" fo:border-bottom="0.05pt solid #000000"/>
    </style:style>
    <style:style style:name="Команды.D12" style:family="table-cell">
      <style:table-cell-properties fo:padding="0.097cm" fo:border-left="0.05pt solid #000000" fo:border-right="0.05pt solid #000000" fo:border-top="none" fo:border-bottom="0.05pt solid #000000"/>
    </style:style>
    <style:style style:name="Команды.A13" style:family="table-cell">
      <style:table-cell-properties fo:padding="0.097cm" fo:border-left="0.05pt solid #000000" fo:border-right="none" fo:border-top="none" fo:border-bottom="0.05pt solid #000000"/>
    </style:style>
    <style:style style:name="Команды.B13" style:family="table-cell">
      <style:table-cell-properties fo:padding="0.097cm" fo:border-left="0.05pt solid #000000" fo:border-right="none" fo:border-top="none" fo:border-bottom="0.05pt solid #000000"/>
    </style:style>
    <style:style style:name="Команды.C13" style:family="table-cell">
      <style:table-cell-properties fo:padding="0.097cm" fo:border-left="0.05pt solid #000000" fo:border-right="none" fo:border-top="none" fo:border-bottom="0.05pt solid #000000"/>
    </style:style>
    <style:style style:name="Команды.D13" style:family="table-cell">
      <style:table-cell-properties fo:padding="0.097cm" fo:border-left="0.05pt solid #000000" fo:border-right="0.05pt solid #000000" fo:border-top="none" fo:border-bottom="0.05pt solid #000000"/>
    </style:style>
    <style:style style:name="Команды.A14" style:family="table-cell">
      <style:table-cell-properties fo:padding="0.097cm" fo:border-left="0.05pt solid #000000" fo:border-right="none" fo:border-top="none" fo:border-bottom="0.05pt solid #000000"/>
    </style:style>
    <style:style style:name="Команды.B14" style:family="table-cell">
      <style:table-cell-properties fo:padding="0.097cm" fo:border-left="0.05pt solid #000000" fo:border-right="none" fo:border-top="none" fo:border-bottom="0.05pt solid #000000"/>
    </style:style>
    <style:style style:name="Команды.C14" style:family="table-cell">
      <style:table-cell-properties fo:padding="0.097cm" fo:border-left="0.05pt solid #000000" fo:border-right="none" fo:border-top="none" fo:border-bottom="0.05pt solid #000000"/>
    </style:style>
    <style:style style:name="Команды.D14" style:family="table-cell">
      <style:table-cell-properties fo:padding="0.097cm" fo:border-left="0.05pt solid #000000" fo:border-right="0.05pt solid #000000" fo:border-top="none" fo:border-bottom="0.05pt solid #000000"/>
    </style:style>
    <style:style style:name="Команды.A15" style:family="table-cell">
      <style:table-cell-properties fo:padding="0.097cm" fo:border-left="0.05pt solid #000000" fo:border-right="none" fo:border-top="none" fo:border-bottom="0.05pt solid #000000"/>
    </style:style>
    <style:style style:name="Команды.B15" style:family="table-cell">
      <style:table-cell-properties fo:padding="0.097cm" fo:border-left="0.05pt solid #000000" fo:border-right="none" fo:border-top="none" fo:border-bottom="0.05pt solid #000000"/>
    </style:style>
    <style:style style:name="Команды.C15" style:family="table-cell">
      <style:table-cell-properties fo:padding="0.097cm" fo:border-left="0.05pt solid #000000" fo:border-right="none" fo:border-top="none" fo:border-bottom="0.05pt solid #000000"/>
    </style:style>
    <style:style style:name="Команды.D15" style:family="table-cell">
      <style:table-cell-properties fo:padding="0.097cm" fo:border-left="0.05pt solid #000000" fo:border-right="0.05pt solid #000000" fo:border-top="none" fo:border-bottom="0.05pt solid #000000"/>
    </style:style>
    <style:style style:name="Команды.A16" style:family="table-cell">
      <style:table-cell-properties fo:padding="0.097cm" fo:border-left="0.05pt solid #000000" fo:border-right="none" fo:border-top="none" fo:border-bottom="0.05pt solid #000000"/>
    </style:style>
    <style:style style:name="Команды.B16" style:family="table-cell">
      <style:table-cell-properties fo:padding="0.097cm" fo:border-left="0.05pt solid #000000" fo:border-right="none" fo:border-top="none" fo:border-bottom="0.05pt solid #000000"/>
    </style:style>
    <style:style style:name="Команды.C16" style:family="table-cell">
      <style:table-cell-properties fo:padding="0.097cm" fo:border-left="0.05pt solid #000000" fo:border-right="none" fo:border-top="none" fo:border-bottom="0.05pt solid #000000"/>
    </style:style>
    <style:style style:name="Команды.D16" style:family="table-cell">
      <style:table-cell-properties fo:padding="0.097cm" fo:border-left="0.05pt solid #000000" fo:border-right="0.05pt solid #000000" fo:border-top="none" fo:border-bottom="0.05pt solid #000000"/>
    </style:style>
    <style:style style:name="Команды.A17" style:family="table-cell">
      <style:table-cell-properties fo:padding="0.097cm" fo:border-left="0.05pt solid #000000" fo:border-right="none" fo:border-top="none" fo:border-bottom="0.05pt solid #000000"/>
    </style:style>
    <style:style style:name="Команды.B17" style:family="table-cell">
      <style:table-cell-properties fo:padding="0.097cm" fo:border-left="0.05pt solid #000000" fo:border-right="none" fo:border-top="none" fo:border-bottom="0.05pt solid #000000"/>
    </style:style>
    <style:style style:name="Команды.C17" style:family="table-cell">
      <style:table-cell-properties fo:padding="0.097cm" fo:border-left="0.05pt solid #000000" fo:border-right="none" fo:border-top="none" fo:border-bottom="0.05pt solid #000000"/>
    </style:style>
    <style:style style:name="Команды.D17" style:family="table-cell">
      <style:table-cell-properties fo:padding="0.097cm" fo:border-left="0.05pt solid #000000" fo:border-right="0.05pt solid #000000" fo:border-top="none" fo:border-bottom="0.05pt solid #000000"/>
    </style:style>
    <style:style style:name="Команды.A18" style:family="table-cell">
      <style:table-cell-properties fo:padding="0.097cm" fo:border-left="0.05pt solid #000000" fo:border-right="none" fo:border-top="none" fo:border-bottom="0.05pt solid #000000"/>
    </style:style>
    <style:style style:name="Команды.B18" style:family="table-cell">
      <style:table-cell-properties fo:padding="0.097cm" fo:border-left="0.05pt solid #000000" fo:border-right="none" fo:border-top="none" fo:border-bottom="0.05pt solid #000000"/>
    </style:style>
    <style:style style:name="Команды.C18" style:family="table-cell">
      <style:table-cell-properties fo:padding="0.097cm" fo:border-left="0.05pt solid #000000" fo:border-right="none" fo:border-top="none" fo:border-bottom="0.05pt solid #000000"/>
    </style:style>
    <style:style style:name="Команды.D18"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9pt" officeooo:rsid="000f7871" officeooo:paragraph-rsid="000f7871" style:font-size-asian="9pt" style:font-size-complex="9pt"/>
    </style:style>
    <style:style style:name="P2" style:family="paragraph" style:parent-style-name="Standard">
      <style:paragraph-properties fo:text-align="justify" style:justify-single-word="false"/>
      <style:text-properties fo:font-size="9pt" officeooo:rsid="000f7871" officeooo:paragraph-rsid="00108e16" style:font-size-asian="9pt" style:font-size-complex="9pt"/>
    </style:style>
    <style:style style:name="P3" style:family="paragraph" style:parent-style-name="Standard">
      <style:paragraph-properties fo:text-align="justify" style:justify-single-word="false"/>
      <style:text-properties fo:font-size="9pt" officeooo:rsid="000f7871" officeooo:paragraph-rsid="00118cdb" style:font-size-asian="9pt" style:font-size-complex="9pt"/>
    </style:style>
    <style:style style:name="P4" style:family="paragraph" style:parent-style-name="Standard">
      <style:paragraph-properties fo:text-align="justify" style:justify-single-word="false"/>
      <style:text-properties fo:font-size="9pt" officeooo:rsid="000fa995" officeooo:paragraph-rsid="000fa995" style:font-size-asian="9pt" style:font-size-complex="9pt"/>
    </style:style>
    <style:style style:name="P5" style:family="paragraph" style:parent-style-name="Standard">
      <style:paragraph-properties fo:text-align="justify" style:justify-single-word="false"/>
      <style:text-properties fo:font-size="9pt" officeooo:rsid="00108e16" officeooo:paragraph-rsid="00108e16" style:font-size-asian="9pt" style:font-size-complex="9pt"/>
    </style:style>
    <style:style style:name="P6" style:family="paragraph" style:parent-style-name="Standard">
      <style:paragraph-properties fo:text-align="justify" style:justify-single-word="false"/>
      <style:text-properties fo:font-size="9pt" officeooo:rsid="00108e16" officeooo:paragraph-rsid="00118cdb" style:font-size-asian="9pt" style:font-size-complex="9pt"/>
    </style:style>
    <style:style style:name="P7" style:family="paragraph" style:parent-style-name="Standard">
      <style:paragraph-properties fo:text-align="justify" style:justify-single-word="false"/>
      <style:text-properties fo:font-size="9pt" officeooo:rsid="00108e16" officeooo:paragraph-rsid="0012fe82" style:font-size-asian="9pt" style:font-size-complex="9pt"/>
    </style:style>
    <style:style style:name="P8" style:family="paragraph" style:parent-style-name="Standard">
      <style:paragraph-properties fo:text-align="justify" style:justify-single-word="false"/>
      <style:text-properties fo:font-size="9pt" officeooo:rsid="00108e16" officeooo:paragraph-rsid="0014bb27" style:font-size-asian="9pt" style:font-size-complex="9pt"/>
    </style:style>
    <style:style style:name="P9" style:family="paragraph" style:parent-style-name="Standard">
      <style:paragraph-properties fo:text-align="justify" style:justify-single-word="false"/>
      <style:text-properties fo:font-size="9pt" officeooo:rsid="00118cdb" officeooo:paragraph-rsid="00118cdb" style:font-size-asian="9pt" style:font-size-complex="9pt"/>
    </style:style>
    <style:style style:name="P10" style:family="paragraph" style:parent-style-name="Standard">
      <style:paragraph-properties fo:text-align="justify" style:justify-single-word="false"/>
      <style:text-properties fo:font-size="9pt" officeooo:rsid="00118cdb" officeooo:paragraph-rsid="00164e82" style:font-size-asian="9pt" style:font-size-complex="9pt"/>
    </style:style>
    <style:style style:name="P11" style:family="paragraph" style:parent-style-name="Standard">
      <style:paragraph-properties fo:text-align="justify" style:justify-single-word="false"/>
      <style:text-properties fo:font-size="9pt" officeooo:rsid="00121a66" officeooo:paragraph-rsid="00121a66" style:font-size-asian="9pt" style:font-size-complex="9pt"/>
    </style:style>
    <style:style style:name="P12" style:family="paragraph" style:parent-style-name="Standard">
      <style:paragraph-properties fo:text-align="justify" style:justify-single-word="false"/>
      <style:text-properties fo:font-size="9pt" officeooo:rsid="0012fe82" officeooo:paragraph-rsid="0012fe82" style:font-size-asian="9pt" style:font-size-complex="9pt"/>
    </style:style>
    <style:style style:name="P13" style:family="paragraph" style:parent-style-name="Standard">
      <style:paragraph-properties fo:text-align="justify" style:justify-single-word="false"/>
      <style:text-properties fo:font-size="9pt" officeooo:rsid="00148caf" officeooo:paragraph-rsid="00148caf" style:font-size-asian="9pt" style:font-size-complex="9pt"/>
    </style:style>
    <style:style style:name="P14" style:family="paragraph" style:parent-style-name="Standard">
      <style:paragraph-properties fo:text-align="justify" style:justify-single-word="false"/>
      <style:text-properties fo:font-size="9pt" officeooo:rsid="00148caf" officeooo:paragraph-rsid="0014bb27" style:font-size-asian="9pt" style:font-size-complex="9pt"/>
    </style:style>
    <style:style style:name="P15" style:family="paragraph" style:parent-style-name="Standard">
      <style:paragraph-properties fo:text-align="center" style:justify-single-word="false"/>
      <style:text-properties fo:font-size="9pt" officeooo:rsid="00148caf" officeooo:paragraph-rsid="00148caf" style:font-size-asian="9pt" style:font-size-complex="9pt"/>
    </style:style>
    <style:style style:name="P16" style:family="paragraph" style:parent-style-name="Standard">
      <style:paragraph-properties fo:text-align="justify" style:justify-single-word="false"/>
      <style:text-properties fo:font-size="9pt" officeooo:rsid="0016b5df" officeooo:paragraph-rsid="0016b5df" style:font-size-asian="9pt" style:font-size-complex="9pt"/>
    </style:style>
    <style:style style:name="P17" style:family="paragraph" style:parent-style-name="Standard">
      <style:paragraph-properties fo:text-align="justify" style:justify-single-word="false"/>
      <style:text-properties fo:font-size="9pt" officeooo:rsid="0017e7e6" officeooo:paragraph-rsid="0017e7e6" style:font-size-asian="9pt" style:font-size-complex="9pt"/>
    </style:style>
    <style:style style:name="P18" style:family="paragraph" style:parent-style-name="Standard">
      <style:paragraph-properties fo:text-align="center" style:justify-single-word="false"/>
      <style:text-properties fo:font-size="16pt" officeooo:rsid="000f7871" officeooo:paragraph-rsid="000f7871" style:font-size-asian="16pt" style:font-size-complex="16pt"/>
    </style:style>
    <style:style style:name="P19" style:family="paragraph" style:parent-style-name="Standard">
      <style:paragraph-properties fo:text-align="end" style:justify-single-word="false"/>
      <style:text-properties fo:font-size="16pt" officeooo:rsid="000f7871" officeooo:paragraph-rsid="000f7871" style:font-size-asian="16pt" style:font-size-complex="16pt"/>
    </style:style>
    <style:style style:name="P20" style:family="paragraph" style:parent-style-name="Standard">
      <style:paragraph-properties fo:text-align="center" style:justify-single-word="false"/>
      <style:text-properties fo:font-size="13pt" officeooo:rsid="000f7871" officeooo:paragraph-rsid="000f7871" style:font-size-asian="13pt" style:font-size-complex="13pt"/>
    </style:style>
    <style:style style:name="P21" style:family="paragraph" style:parent-style-name="Standard">
      <style:paragraph-properties fo:text-align="center" style:justify-single-word="false"/>
      <style:text-properties fo:font-size="13pt" fo:font-weight="bold" officeooo:rsid="000f7871" officeooo:paragraph-rsid="00108e16" style:font-size-asian="13pt" style:font-weight-asian="bold" style:font-size-complex="13pt" style:font-weight-complex="bold"/>
    </style:style>
    <style:style style:name="P22" style:family="paragraph" style:parent-style-name="Standard">
      <style:paragraph-properties fo:text-align="center" style:justify-single-word="false"/>
      <style:text-properties fo:font-size="13pt" fo:font-weight="bold" officeooo:rsid="000f7871" officeooo:paragraph-rsid="00118cdb" style:font-size-asian="13pt" style:font-weight-asian="bold" style:font-size-complex="13pt" style:font-weight-complex="bold"/>
    </style:style>
    <style:style style:name="P23" style:family="paragraph" style:parent-style-name="Standard">
      <style:paragraph-properties fo:text-align="center" style:justify-single-word="false"/>
      <style:text-properties fo:font-size="11pt" officeooo:rsid="000f7871" officeooo:paragraph-rsid="000f7871" style:font-size-asian="11pt" style:font-size-complex="11pt"/>
    </style:style>
    <style:style style:name="P24" style:family="paragraph" style:parent-style-name="Standard">
      <style:paragraph-properties fo:text-align="justify" style:justify-single-word="false"/>
      <style:text-properties fo:font-size="11pt" officeooo:rsid="000fa995" officeooo:paragraph-rsid="000fa995" style:font-size-asian="11pt" style:font-size-complex="11pt"/>
    </style:style>
    <style:style style:name="P25" style:family="paragraph" style:parent-style-name="Standard">
      <style:paragraph-properties fo:text-align="center" style:justify-single-word="false"/>
      <style:text-properties fo:font-size="11pt" officeooo:rsid="000fa995" officeooo:paragraph-rsid="000fa995" style:font-size-asian="11pt" style:font-size-complex="11pt"/>
    </style:style>
    <style:style style:name="P26" style:family="paragraph" style:parent-style-name="Standard">
      <style:paragraph-properties fo:text-align="center" style:justify-single-word="false"/>
      <style:text-properties fo:font-size="11pt" officeooo:rsid="00108e16" officeooo:paragraph-rsid="00108e16" style:font-size-asian="11pt" style:font-size-complex="11pt"/>
    </style:style>
    <style:style style:name="P27" style:family="paragraph" style:parent-style-name="Standard">
      <style:paragraph-properties fo:text-align="center" style:justify-single-word="false"/>
      <style:text-properties fo:font-size="11pt" officeooo:rsid="00108e16" officeooo:paragraph-rsid="00118cdb" style:font-size-asian="11pt" style:font-size-complex="11pt"/>
    </style:style>
    <style:style style:name="P28" style:family="paragraph" style:parent-style-name="Standard">
      <style:paragraph-properties fo:text-align="center" style:justify-single-word="false"/>
      <style:text-properties fo:font-size="11pt" officeooo:rsid="00148caf" officeooo:paragraph-rsid="00148caf" style:font-size-asian="11pt" style:font-size-complex="11pt"/>
    </style:style>
    <style:style style:name="P29" style:family="paragraph" style:parent-style-name="Standard">
      <style:paragraph-properties fo:text-align="center" style:justify-single-word="false"/>
      <style:text-properties fo:font-size="11pt" officeooo:rsid="00148caf" officeooo:paragraph-rsid="0017e7e6" style:font-size-asian="11pt" style:font-size-complex="11pt"/>
    </style:style>
    <style:style style:name="P30" style:family="paragraph" style:parent-style-name="Standard">
      <style:paragraph-properties fo:text-align="center" style:justify-single-word="false"/>
      <style:text-properties fo:font-size="11pt" officeooo:rsid="00118cdb" officeooo:paragraph-rsid="00118cdb" style:font-size-asian="11pt" style:font-size-complex="11pt"/>
    </style:style>
    <style:style style:name="P31" style:family="paragraph" style:parent-style-name="Standard">
      <style:paragraph-properties fo:text-align="center" style:justify-single-word="false"/>
      <style:text-properties fo:font-size="11pt" officeooo:rsid="00121a66" officeooo:paragraph-rsid="00121a66" style:font-size-asian="11pt" style:font-size-complex="11pt"/>
    </style:style>
    <style:style style:name="P32" style:family="paragraph" style:parent-style-name="Table_20_Contents">
      <style:paragraph-properties fo:text-align="center" style:justify-single-word="false"/>
      <style:text-properties fo:font-size="9pt" style:font-size-asian="9pt" style:font-size-complex="9pt"/>
    </style:style>
    <style:style style:name="P33" style:family="paragraph" style:parent-style-name="Table_20_Contents">
      <style:paragraph-properties fo:text-align="center" style:justify-single-word="false"/>
      <style:text-properties fo:font-size="9pt" officeooo:paragraph-rsid="000fa995" style:font-size-asian="9pt" style:font-size-complex="9pt"/>
    </style:style>
    <style:style style:name="P34" style:family="paragraph" style:parent-style-name="Table_20_Contents">
      <style:paragraph-properties fo:text-align="center" style:justify-single-word="false"/>
      <style:text-properties fo:font-size="9pt" officeooo:rsid="000fa995" officeooo:paragraph-rsid="000fa995" style:font-size-asian="9pt" style:font-size-complex="9pt"/>
    </style:style>
    <style:style style:name="P35" style:family="paragraph" style:parent-style-name="Table_20_Contents">
      <style:paragraph-properties fo:text-align="justify" style:justify-single-word="false"/>
      <style:text-properties fo:font-size="9pt" officeooo:rsid="000fa995" officeooo:paragraph-rsid="000fa995" style:font-size-asian="9pt" style:font-size-complex="9pt"/>
    </style:style>
    <style:style style:name="P36" style:family="paragraph" style:parent-style-name="Table_20_Contents">
      <style:paragraph-properties fo:text-align="center" style:justify-single-word="false"/>
      <style:text-properties fo:font-size="9pt" officeooo:rsid="00121a66" officeooo:paragraph-rsid="00121a66" style:font-size-asian="9pt" style:font-size-complex="9pt"/>
    </style:style>
    <style:style style:name="P37" style:family="paragraph" style:parent-style-name="Table_20_Contents">
      <style:paragraph-properties fo:text-align="justify" style:justify-single-word="false"/>
      <style:text-properties fo:font-size="9pt" officeooo:rsid="00121a66" officeooo:paragraph-rsid="00121a66" style:font-size-asian="9pt" style:font-size-complex="9pt"/>
    </style:style>
    <style:style style:name="P38" style:family="paragraph" style:parent-style-name="Table_20_Contents">
      <style:paragraph-properties fo:text-align="center" style:justify-single-word="false"/>
      <style:text-properties fo:font-size="9pt" officeooo:rsid="0012fe82" officeooo:paragraph-rsid="0012fe82" style:font-size-asian="9pt" style:font-size-complex="9pt"/>
    </style:style>
    <style:style style:name="P39" style:family="paragraph" style:parent-style-name="Table_20_Contents">
      <style:paragraph-properties fo:text-align="center" style:justify-single-word="false"/>
      <style:text-properties fo:font-size="9pt" officeooo:rsid="00148caf" officeooo:paragraph-rsid="00148caf" style:font-size-asian="9pt" style:font-size-complex="9pt"/>
    </style:style>
    <style:style style:name="P40" style:family="paragraph" style:parent-style-name="Table_20_Contents">
      <style:paragraph-properties fo:text-align="justify" style:justify-single-word="false"/>
      <style:text-properties fo:font-size="9pt" officeooo:rsid="00148caf" officeooo:paragraph-rsid="00148caf" style:font-size-asian="9pt" style:font-size-complex="9pt"/>
    </style:style>
    <style:style style:name="P41" style:family="paragraph" style:parent-style-name="Table_20_Contents">
      <style:paragraph-properties fo:text-align="center" style:justify-single-word="false"/>
      <style:text-properties fo:font-size="9pt" officeooo:rsid="0016b5df" officeooo:paragraph-rsid="0016b5df" style:font-size-asian="9pt" style:font-size-complex="9pt"/>
    </style:style>
    <style:style style:name="P42" style:family="paragraph" style:parent-style-name="Table_20_Contents">
      <style:paragraph-properties fo:text-align="justify" style:justify-single-word="false"/>
      <style:text-properties fo:font-size="9pt" officeooo:rsid="0016b5df" officeooo:paragraph-rsid="0016b5df" style:font-size-asian="9pt" style:font-size-complex="9pt"/>
    </style:style>
    <style:style style:name="P43" style:family="paragraph" style:parent-style-name="Table_20_Contents">
      <style:paragraph-properties fo:text-align="center" style:justify-single-word="false"/>
      <style:text-properties fo:font-size="12pt" officeooo:rsid="000fa995" officeooo:paragraph-rsid="000fa995" style:font-size-asian="12pt" style:font-size-complex="12pt"/>
    </style:style>
    <style:style style:name="P44" style:family="paragraph" style:parent-style-name="Standard">
      <style:paragraph-properties fo:text-align="center" style:justify-single-word="false" fo:break-before="page"/>
      <style:text-properties fo:font-size="13pt" fo:font-weight="bold" officeooo:rsid="000f7871" officeooo:paragraph-rsid="000f7871" style:font-size-asian="13pt" style:font-weight-asian="bold" style:font-size-complex="13pt" style:font-weight-complex="bold"/>
    </style:style>
    <style:style style:name="T1" style:family="text">
      <style:text-properties officeooo:rsid="00118cdb"/>
    </style:style>
    <style:style style:name="T2" style:family="text">
      <style:text-properties officeooo:rsid="0012fe82"/>
    </style:style>
    <style:style style:name="T3" style:family="text">
      <style:text-properties officeooo:rsid="00148caf"/>
    </style:style>
    <style:style style:name="T4" style:family="text">
      <style:text-properties officeooo:rsid="00164e82"/>
    </style:style>
    <style:style style:name="T5" style:family="text">
      <style:text-properties officeooo:rsid="0016b5df"/>
    </style:style>
    <style:style style:name="T6" style:family="text">
      <style:text-properties officeooo:rsid="0017e7e6"/>
    </style:style>
    <style:style style:name="T7" style:family="text">
      <style:text-properties officeooo:rsid="001830a6"/>
    </style:style>
    <style:style style:name="T8" style:family="text">
      <style:text-properties officeooo:rsid="0018a9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Extrom-API Версии 2</text:p>
      <text:p text:style-name="P19"/>
      <text:p text:style-name="P1"/>
      <text:p text:style-name="P1">Программа, выполняющаяся на корвете, обращается к контроллеру путем передачи 5-байтового командного пакета через порт А ППИ 3. После приема всех байтов команды контроллер проверяет контрольную сумму пакета и возвращает программе через тот же порт 1-байтовый ответ. Ответ может принимать значение 0 (Fail, команда отвергнута) или 1 (ок, команда принята к исполнению). Если контрольная сумма оказалась неправильной, то пакет игнорируется, а контроллер ждет следующий командный пакет, не посылая программе никаких ответов.</text:p>
      <text:p text:style-name="P1"/>
      <text:p text:style-name="P1">Формат командного пакета:</text:p>
      <text:p text:style-name="P1"><text:s text:c="3"/></text:p>
      <text:p text:style-name="P1">CMD: <text:s text:c="3"/>DS <text:s text:c="3"/>1 <text:s text:c="4"/>// код команды</text:p>
      <text:p text:style-name="P1">DRV: <text:s text:c="4"/>DS <text:s text:c="3"/>1 <text:s text:c="4"/>// номер устройства, 0-A, <text:s/>1-B, <text:s/><text:span text:style-name="T5">2-C, <text:s/>3-D, <text:s/>4-E</text:span></text:p>
      <text:p text:style-name="P1">TRK: <text:s text:c="4"/>DS <text:s text:c="3"/>1 <text:s text:c="4"/>// номер дорожки</text:p>
      <text:p text:style-name="P1">SEC <text:s text:c="6"/>DS <text:s text:c="3"/>1 <text:s text:c="4"/>// номер сектора </text:p>
      <text:p text:style-name="P1">CSUM: <text:s/>DS <text:s text:c="3"/>1 <text:s text:c="3"/>// Контрольная сумма </text:p>
      <text:p text:style-name="P1"/>
      <text:p text:style-name="P1">Поля TRK и SEC могут имет различный смысл в зависимости от кода комнды. Контрольная сумма — это сумма всех предыдущих 4 байт пакета, и равна их беззнаковой 8-битной сумме минус 1: </text:p>
      <text:p text:style-name="P1"/>
      <text:p text:style-name="P1"><text:s/>CSUM=(CMD+DRV+TRK+SEC)&amp;0xFF-1</text:p>
      <text:p text:style-name="P1"/>
      <text:p text:style-name="P1">После приема команды возможен обмен блоком данных между корветом и контроллером Размер блока и направление передачи определяется конкретной командой. Все команды делятся на 4 группы в зависимости от выполняемой функции:</text:p>
      <text:p text:style-name="P1"/>
      <text:p text:style-name="P1">0x <text:s text:c="3"/>команды ввода-вывода логических секторов</text:p>
      <text:p text:style-name="P1">8х <text:s text:c="3"/>команды управление монтированием образов</text:p>
      <text:p text:style-name="P1">Ax <text:s text:c="2"/>команды управления режимами работы контроллера</text:p>
      <text:p text:style-name="P1">Fx <text:s text:c="3"/>команды для тестирования скорости интерфейса</text:p>
      <text:p text:style-name="P1"/>
      <text:p text:style-name="P4">Общий список команд контроллера приведен в следующей таблице:</text:p>
      <text:p text:style-name="P1"/>
      <table:table table:name="Команды" table:style-name="Команды">
        <table:table-column table:style-name="Команды.A"/>
        <table:table-column table:style-name="Команды.B"/>
        <table:table-column table:style-name="Команды.C"/>
        <table:table-column table:style-name="Команды.D"/>
        <table:table-row>
          <table:table-cell table:style-name="Команды.A1" table:number-rows-spanned="2" office:value-type="string">
            <text:p text:style-name="P33"/>
            <text:p text:style-name="P34">Код </text:p>
          </table:table-cell>
          <table:table-cell table:style-name="Команды.A1" table:number-columns-spanned="2" office:value-type="string">
            <text:p text:style-name="P34">Передача данных</text:p>
          </table:table-cell>
          <table:covered-table-cell/>
          <table:table-cell table:style-name="Команды.D1" table:number-rows-spanned="2" office:value-type="string">
            <text:p text:style-name="P43">Описание</text:p>
          </table:table-cell>
        </table:table-row>
        <table:table-row>
          <table:covered-table-cell/>
          <table:table-cell table:style-name="Команды.B2" office:value-type="string">
            <text:p text:style-name="P34">Направление</text:p>
          </table:table-cell>
          <table:table-cell table:style-name="Команды.C2" office:value-type="string">
            <text:p text:style-name="P34">Размер</text:p>
          </table:table-cell>
          <table:covered-table-cell/>
        </table:table-row>
        <table:table-row>
          <table:table-cell table:style-name="Команды.A3" office:value-type="string">
            <text:p text:style-name="P34">00</text:p>
          </table:table-cell>
          <table:table-cell table:style-name="Команды.B3" office:value-type="string">
            <text:p text:style-name="P32"/>
          </table:table-cell>
          <table:table-cell table:style-name="Команды.C3" office:value-type="string">
            <text:p text:style-name="P32"/>
          </table:table-cell>
          <table:table-cell table:style-name="Команды.D3" office:value-type="string">
            <text:p text:style-name="P35">Пустая операция</text:p>
          </table:table-cell>
        </table:table-row>
        <table:table-row>
          <table:table-cell table:style-name="Команды.A17" office:value-type="string">
            <text:p text:style-name="P34">01</text:p>
          </table:table-cell>
          <table:table-cell table:style-name="Команды.B4" office:value-type="string">
            <text:p text:style-name="P34">I</text:p>
          </table:table-cell>
          <table:table-cell table:style-name="Команды.C17" office:value-type="string">
            <text:p text:style-name="P34">128</text:p>
          </table:table-cell>
          <table:table-cell table:style-name="Команды.D4" office:value-type="string">
            <text:p text:style-name="P35">Чтение данных</text:p>
          </table:table-cell>
        </table:table-row>
        <table:table-row>
          <table:table-cell table:style-name="Команды.A17" office:value-type="string">
            <text:p text:style-name="P34">02</text:p>
          </table:table-cell>
          <table:table-cell table:style-name="Команды.B5" office:value-type="string">
            <text:p text:style-name="P34">O</text:p>
          </table:table-cell>
          <table:table-cell table:style-name="Команды.C17" office:value-type="string">
            <text:p text:style-name="P34">128</text:p>
          </table:table-cell>
          <table:table-cell table:style-name="Команды.D5" office:value-type="string">
            <text:p text:style-name="P35">Запись данных</text:p>
          </table:table-cell>
        </table:table-row>
        <table:table-row>
          <table:table-cell table:style-name="Команды.A17" office:value-type="string">
            <text:p text:style-name="P34">80</text:p>
          </table:table-cell>
          <table:table-cell table:style-name="Команды.B6" office:value-type="string">
            <text:p text:style-name="P34">I</text:p>
          </table:table-cell>
          <table:table-cell table:style-name="Команды.C17" office:value-type="string">
            <text:p text:style-name="P38">29</text:p>
          </table:table-cell>
          <table:table-cell table:style-name="Команды.D6" office:value-type="string">
            <text:p text:style-name="P35">Получить имя смонтированного образа KDI</text:p>
          </table:table-cell>
        </table:table-row>
        <table:table-row>
          <table:table-cell table:style-name="Команды.A17" office:value-type="string">
            <text:p text:style-name="P34">81</text:p>
          </table:table-cell>
          <table:table-cell table:style-name="Команды.B7" office:value-type="string">
            <text:p text:style-name="P34">O</text:p>
          </table:table-cell>
          <table:table-cell table:style-name="Команды.C17" office:value-type="string">
            <text:p text:style-name="P34">14</text:p>
          </table:table-cell>
          <table:table-cell table:style-name="Команды.D7" office:value-type="string">
            <text:p text:style-name="P35">Монтировать образ KDI к логическому диску</text:p>
          </table:table-cell>
        </table:table-row>
        <table:table-row>
          <table:table-cell table:style-name="Команды.A17" office:value-type="string">
            <text:p text:style-name="P34">82</text:p>
          </table:table-cell>
          <table:table-cell table:style-name="Команды.B8" office:value-type="string">
            <text:p text:style-name="P32"/>
          </table:table-cell>
          <table:table-cell table:style-name="Команды.C17" office:value-type="string">
            <text:p text:style-name="P32"/>
          </table:table-cell>
          <table:table-cell table:style-name="Команды.D8" office:value-type="string">
            <text:p text:style-name="P35">Узнать состояние смонтированного образаKDI</text:p>
          </table:table-cell>
        </table:table-row>
        <table:table-row>
          <table:table-cell table:style-name="Команды.A17" office:value-type="string">
            <text:p text:style-name="P34">83</text:p>
          </table:table-cell>
          <table:table-cell table:style-name="Команды.B9" office:value-type="string">
            <text:p text:style-name="P34">O</text:p>
          </table:table-cell>
          <table:table-cell table:style-name="Команды.C17" office:value-type="string">
            <text:p text:style-name="P34">14</text:p>
          </table:table-cell>
          <table:table-cell table:style-name="Команды.D9" office:value-type="string">
            <text:p text:style-name="P35">Создать пустой образ KDI</text:p>
          </table:table-cell>
        </table:table-row>
        <table:table-row>
          <table:table-cell table:style-name="Команды.A13" office:value-type="string">
            <text:p text:style-name="P34">84</text:p>
          </table:table-cell>
          <table:table-cell table:style-name="Команды.B13" office:value-type="string">
            <text:p text:style-name="P34">I</text:p>
          </table:table-cell>
          <table:table-cell table:style-name="Команды.C13" office:value-type="string">
            <text:p text:style-name="P34">14*n+1</text:p>
          </table:table-cell>
          <table:table-cell table:style-name="Команды.D13" office:value-type="string">
            <text:p text:style-name="P35">Получить список доступных KDI-файлов</text:p>
          </table:table-cell>
        </table:table-row>
        <table:table-row>
          <table:table-cell table:style-name="Команды.A13" office:value-type="string">
            <text:p text:style-name="P39">85</text:p>
          </table:table-cell>
          <table:table-cell table:style-name="Команды.B13" office:value-type="string">
            <text:p text:style-name="P39">I</text:p>
          </table:table-cell>
          <table:table-cell table:style-name="Команды.C13" office:value-type="string">
            <text:p text:style-name="P39">14</text:p>
          </table:table-cell>
          <table:table-cell table:style-name="Команды.D13" office:value-type="string">
            <text:p text:style-name="P40">Получить имя текущего каталога</text:p>
          </table:table-cell>
        </table:table-row>
        <table:table-row>
          <table:table-cell table:style-name="Команды.A13" office:value-type="string">
            <text:p text:style-name="P39">86</text:p>
          </table:table-cell>
          <table:table-cell table:style-name="Команды.B13" office:value-type="string">
            <text:p text:style-name="P39">O</text:p>
          </table:table-cell>
          <table:table-cell table:style-name="Команды.C13" office:value-type="string">
            <text:p text:style-name="P39">14</text:p>
          </table:table-cell>
          <table:table-cell table:style-name="Команды.D13" office:value-type="string">
            <text:p text:style-name="P40">Установить текущий каталог</text:p>
          </table:table-cell>
        </table:table-row>
        <table:table-row>
          <table:table-cell table:style-name="Команды.A13" office:value-type="string">
            <text:p text:style-name="P39">87</text:p>
          </table:table-cell>
          <table:table-cell table:style-name="Команды.B13" office:value-type="string">
            <text:p text:style-name="P39">I</text:p>
          </table:table-cell>
          <table:table-cell table:style-name="Команды.C13" office:value-type="string">
            <text:p text:style-name="P39">14*n+1</text:p>
          </table:table-cell>
          <table:table-cell table:style-name="Команды.D13" office:value-type="string">
            <text:p text:style-name="P40">Получить список каталогов карты</text:p>
          </table:table-cell>
        </table:table-row>
        <table:table-row>
          <table:table-cell table:style-name="Команды.A17" office:value-type="string">
            <text:p text:style-name="P41">88</text:p>
          </table:table-cell>
          <table:table-cell table:style-name="Команды.B16" office:value-type="string">
            <text:p text:style-name="P32"/>
          </table:table-cell>
          <table:table-cell table:style-name="Команды.C17" office:value-type="string">
            <text:p text:style-name="P32"/>
          </table:table-cell>
          <table:table-cell table:style-name="Команды.D16" office:value-type="string">
            <text:p text:style-name="P42">Снять защиту записи инструментального диска</text:p>
          </table:table-cell>
        </table:table-row>
        <table:table-row>
          <table:table-cell table:style-name="Команды.A17" office:value-type="string">
            <text:p text:style-name="P34">A0</text:p>
          </table:table-cell>
          <table:table-cell table:style-name="Команды.B16" office:value-type="string">
            <text:p text:style-name="P32"/>
          </table:table-cell>
          <table:table-cell table:style-name="Команды.C17" office:value-type="string">
            <text:p text:style-name="P32"/>
          </table:table-cell>
          <table:table-cell table:style-name="Команды.D16" office:value-type="string">
            <text:p text:style-name="P35">Установить/отключить режим подстановки системных дорожек</text:p>
          </table:table-cell>
        </table:table-row>
        <table:table-row>
          <table:table-cell table:style-name="Команды.A17" office:value-type="string">
            <text:p text:style-name="P36">A1</text:p>
          </table:table-cell>
          <table:table-cell table:style-name="Команды.B16" office:value-type="string">
            <text:p text:style-name="P32"/>
          </table:table-cell>
          <table:table-cell table:style-name="Команды.C17" office:value-type="string">
            <text:p text:style-name="P32"/>
          </table:table-cell>
          <table:table-cell table:style-name="Команды.D16" office:value-type="string">
            <text:p text:style-name="P37">Установить/отключить реакцию на сигнал Control</text:p>
          </table:table-cell>
        </table:table-row>
        <table:table-row>
          <table:table-cell table:style-name="Команды.A17" office:value-type="string">
            <text:p text:style-name="P34">F0</text:p>
          </table:table-cell>
          <table:table-cell table:style-name="Команды.B17" office:value-type="string">
            <text:p text:style-name="P34">I</text:p>
          </table:table-cell>
          <table:table-cell table:style-name="Команды.C17" office:value-type="string">
            <text:p text:style-name="P34">8000</text:p>
          </table:table-cell>
          <table:table-cell table:style-name="Команды.D17" office:value-type="string">
            <text:p text:style-name="P35">Прием 8000h байт на максимальной скорости</text:p>
          </table:table-cell>
        </table:table-row>
        <table:table-row>
          <table:table-cell table:style-name="Команды.A18" office:value-type="string">
            <text:p text:style-name="P34">F1</text:p>
          </table:table-cell>
          <table:table-cell table:style-name="Команды.B18" office:value-type="string">
            <text:p text:style-name="P34">O</text:p>
          </table:table-cell>
          <table:table-cell table:style-name="Команды.C18" office:value-type="string">
            <text:p text:style-name="P34">8000</text:p>
          </table:table-cell>
          <table:table-cell table:style-name="Команды.D18" office:value-type="string">
            <text:p text:style-name="P35">Передача 8000h байт на максимальной скорости</text:p>
          </table:table-cell>
        </table:table-row>
      </table:table>
      <text:p text:style-name="P1"/>
      <text:p text:style-name="P4">В данной таблице (и далее по тектсу) направление передачи указано с точки зрения программы, выполняющейся на корвете. I — передача из контроллера в корвет, О — передача из корвета в контроллер. Если это поле в таблице пусто, то обмен данными данная команда не производит.</text:p>
      <text:p text:style-name="P1"/>
      <text:p text:style-name="P20"/>
      <text:p text:style-name="P44">Команды ввода-вывода секторов</text:p>
      <text:p text:style-name="P1"/>
      <text:p text:style-name="P16">Группа команд 0х используется для чтения или записи секторов. Для этой группы команд доступны диски от A до Е, что соответствует полю DRV от 0 до 4.</text:p>
      <text:p text:style-name="P1"/>
      <text:p text:style-name="P23">00 — пустая операция</text:p>
      <text:p text:style-name="P24"/>
      <text:p text:style-name="P4">Эта команда всегда возвращает ответ ОК и ничего больше не делает. Она используется для проверки функционирования контроллера, а также для ожидания окончания выполнения предыдущей операции — пока контроллер не освободится, о<text:span text:style-name="T8">н</text:span> не вернет ответ ОК. <text:span text:style-name="T5">Команда логически не относится к вводу-выводу секторов, но исторически входит в группу 0х. Все параметры команды игнорируются и могут принимать любое значение.</text:span></text:p>
      <text:p text:style-name="P4"/>
      <text:p text:style-name="P25">01 — чтение сектора</text:p>
      <text:p text:style-name="P1"/>
      <text:p text:style-name="P4">Команда читает из образа диска <text:span text:style-name="T5">один</text:span> логический сектор размером 128 байт и передает его программе. Координаты сектора — номер устройства, дорожки, сектора — передаются в командном пакете. Если устройство не смонтировано, то обмен данными не происходит, а программе возвращается ответ Fail. Контроллер не проверяет ситуацию выхода за границы файла-образа. В таком случае результат работы команды неопределен.</text:p>
      <text:p text:style-name="P1"/>
      <text:p text:style-name="P26">02 — запись сектора</text:p>
      <text:p text:style-name="P1"/>
      <text:p text:style-name="P5">Команда принимает 128 байт данных и записывает в логический сектор образа диска. Если устройство не смонтировано, <text:span text:style-name="T5">или на него запрещена запись, </text:span>то обмен данными не происходит, а программе возвращается ответ Fail. Другие ошибочные ситуации команда может определить только после приема блока данных, поэтому сообщить о них программе не может. Если происходят ошибки ввода-вывода, то логическое устройство размонтируется, и следующее обращение к нему возвратит ошибку Fail.</text:p>
      <text:p text:style-name="P2"/>
      <text:p text:style-name="P2"/>
      <text:p text:style-name="P21">Команды управления монтированием образов</text:p>
      <text:p text:style-name="P2"/>
      <text:p text:style-name="P16">Группа команд 8х используется для монтирования (логического подключения) файлов-образов KDI к логическим дискам. В группу входят как непосредственно команды монитрования, так и вспомогательные команды для работы со списком файлов и каталогов. Для монтирования доступны только диски А-D. Диск E всегда жестко смонтирован к файлу <text:span text:style-name="T6">EXRTOOLS.DSK, и перемонтировать к другому образу его нельзя.</text:span></text:p>
      <text:p text:style-name="P2"/>
      <text:p text:style-name="P26">80 — получить имя образа</text:p>
      <text:p text:style-name="P5"/>
      <text:p text:style-name="P7">Команда предназначена для получения имени KDI-файла, смонтированного в данный момент на логическом устройстве <text:span text:style-name="T5">A-D</text:span>. <text:s/>Номер устройства задается в поле DRV. Возвращается <text:span text:style-name="T2">буфер размером 29 байт, содержащий следующую информацию:</text:span></text:p>
      <text:p text:style-name="P12"/>
      <text:p text:style-name="P12">1 байт флага разрешение записи (0 — чтение/запись, 1 — только чтение)</text:p>
      <text:p text:style-name="P8"><text:span text:style-name="T2">14</text:span>-байтовый буфер с именем <text:span text:style-name="T2">каталога, из которого смонтирован файл образа, </text:span>заканчивающийся 0.</text:p>
      <text:p text:style-name="P8">14-байтовый буфер с именем файла, заканчивающийся 0.</text:p>
      <text:p text:style-name="P7"/>
      <text:p text:style-name="P26">81 — смонтировать образ</text:p>
      <text:p text:style-name="P5"/>
      <text:p text:style-name="P5">Команда монтирует один из имеющихся KDI-образов к логическому диску <text:span text:style-name="T5">A-D</text:span>. Образы должны быть расположены на SD-карте в каталоге DISK/. Параметры команды:</text:p>
      <text:p text:style-name="P5">DRV — номер устройства</text:p>
      <text:p text:style-name="P5">TRK — режим доступа к диску: 0 — чтение/запись, 1 — только чтение.</text:p>
      <text:p text:style-name="P5">SEC — 0 - временное мотирование, 1 - постоянное</text:p>
      <text:p text:style-name="P2"/>
      <text:p text:style-name="P5">Постоянное монтирование позволяет сохранить связь логического диска с конкретным KDI-образом после перезагрузки системы. Для этого в корне SD-карты создается файл MOUNT.CFG, содержащий в себе имена файлов, монтируемых к дискам А и В при загрузке системы. Если такого файла нет, то он создается, а в качестве имен файлов назначаются значения по умолчанию — DISKA.KDI и DISKB.KDI.</text:p>
      <text:p text:style-name="P9">После ввода команды контроллеру передается 14-байтовый буфер с именем назначаемого файла, окнчивающийся 0. Контроллер проверяет наличие файла и его информационный сектор, в случае ошибок монтирование не происходит, а флаг состояния устройства опускается.</text:p>
      <text:p text:style-name="P9"/>
      <text:p text:style-name="P27">82 — проверка состояния устройства</text:p>
      <text:p text:style-name="P6"/>
      <text:p text:style-name="P9">Команда возвращает ответ ОК, если устройство смонтировано, или Fail, если не смонтировано. Флаг состояния автоматически опускается в случае ошибок ввода-вывода на данном устройстве. С помощью этой команды можно проверить результат предыдущего вызова mount (81)</text:p>
      <text:p text:style-name="P9"/>
      <text:p text:style-name="P9"/>
      <text:p text:style-name="P27"><text:soft-page-break/>83 — создать образ</text:p>
      <text:p text:style-name="P6"/>
      <text:p text:style-name="P9">Команда создает на SD-карте пустой KDI-файл с указанным именем, формирует в нем инфосектор и пустой каталог. Команде надо передать 14-байтовый буфер с именем создаваемого файла. Если файл существует, то он будет полностью затерт с потерей всей информации. После создания файл автоматически монтируется на указанный в DRV диск.</text:p>
      <text:p text:style-name="P9">На данный момент создается стандартный KDI-файл размером 800К. В будущем планируется добавить параметры для создания файла произвольного размера.</text:p>
      <text:p text:style-name="P9"/>
      <text:p text:style-name="P27">84 — получить список образов</text:p>
      <text:p text:style-name="P6"/>
      <text:p text:style-name="P9">Команда предназначена для просмотра <text:span text:style-name="T3">списка</text:span> всех KDI-файлов, имеющихся на карте. Она отдает цепочку строк размером 14 байт для каждого из имеющихся файлов. Признаком конца цепочи является байт 00 (строки имен файлов не могут начинаться с 00).</text:p>
      <text:p text:style-name="P2"/>
      <text:p text:style-name="P28">85 — Получить имя текущего каталога</text:p>
      <text:p text:style-name="P2"/>
      <text:p text:style-name="P13">Если бы все образы дисков сваливались в корень карты, то там быстро наступил бы бардак, в котором практичсески невозможно найти нужный образ. Поэтому контроллер дает возможность разложить файлы в несколько каталогов, создаваемых в корне карты. Глубина вложенности каталогов — 1, то есть каталог внутри каталога создавать нельзя, контроллер его не увидит. Команда 85 возвращает имя текущего каталога, того, в котором контроллер будет искать вновь монтируемые образы дисков. После ввода команды контроллер отвечает 1 (ОК) и передает 14-байтовый буфер с именем каталога.</text:p>
      <text:p text:style-name="P13"/>
      <text:p text:style-name="P28">86 — Установить каталог по умолчанию</text:p>
      <text:p text:style-name="P13"/>
      <text:p text:style-name="P13">Эта команда устанавливает каталог по умолчанию. После ее выполнения все вновь монтируемые образы дисков контроллер будет искать именно в этом каталоге. Если параметр SEC=0, то текущий каталог устанавливается временно, до выключения питания или перезагрузки. При SEC=1 текущий каталог записывается в файл конфигурации MOUNT.CFG и будет сохранен после перезагрузки. После ввода команды контроллер отвечает 1 (ОК) и принимает 14-байтовый буфер с именем каталога. Если указанный каталог не существует на карте, то назначение не выполняется — сохраняется прежний каталог по умолчанию. Это можно проверить с помощью команды 85. </text:p>
      <text:p text:style-name="P13"/>
      <text:p text:style-name="P28">87 — получить список каталогов</text:p>
      <text:p text:style-name="P15"/>
      <text:p text:style-name="P14">Команда предназначена для пр<text:span text:style-name="T8">о</text:span>смотра списка всех каталогов, имеющихся на карте. <text:span text:style-name="T1">Она отдает цепочку строк размером 14 байт для каждого из имеющихся в корне карты каталогов. Признаком конца цепочи является байт 00 (строки не могут начинаться с 00).</text:span></text:p>
      <text:p text:style-name="P13"/>
      <text:p text:style-name="P29">8<text:span text:style-name="T6">8 — снять защиту записи с диска E.</text:span></text:p>
      <text:p text:style-name="P13"/>
      <text:p text:style-name="P17">Команда предназначена для разрешения записи на инструментальный диск E. Обычно в процессе работы этот диск всегда защищен от записи во избежании случайного его повреждения. После команды 88 контроллер открывает запись на этот диск, что позволяет, например, обновить хранящиеся на нем программы. Команда не имеет параметров и всегда возвращает ответ 1 (ОК). <text:s/><text:span text:style-name="T7">Разрешение записи будет действовать до следующей перезагрузки контроллера.</text:span></text:p>
      <text:p text:style-name="P2"/>
      <text:p text:style-name="P22">Команды управления режимами контроллера</text:p>
      <text:p text:style-name="P2"/>
      <text:p text:style-name="P30">A0 — режим подстановки системных дорожек</text:p>
      <text:p text:style-name="P6"/>
      <text:p text:style-name="P2">Режим подстановки системных дорожек используется для принудительной загрузки в корвет специализированной версии CP/M со встроенными драйверами Extrom-API. Если происходит чтение дорожки 0 или 1 диска А, то вместо содержимого смонтированного образа подставляются сектора из <text:span text:style-name="T4">специального </text:span>файла, лежащего в корне SD-карты. Это позволяет монтировать к А любой образ с любым содержимом системных дорожек, поскольку загрузка ОС будет происходить из <text:span text:style-name="T4">системного </text:span>файла, <text:span text:style-name="T4">а не с реального диска.</text:span></text:p>
      <text:p text:style-name="P9">Для возможности загрузки других биосов и получения доступа к реальным системны дорожкам диска А такой режим работы может быть отключен командой A0. Параметры команды:</text:p>
      <text:p text:style-name="P9">DRV — всегда 0.</text:p>
      <text:p text:style-name="P10">TRK — 0-выключить режим подстановки, </text:p>
      <text:p text:style-name="P10"><text:s text:c="14"/>1-<text:span text:style-name="T4">подставлять файл SYSTEM.BIN (там лежит специальная версия CP/M 2.2)</text:span></text:p>
      <text:p text:style-name="P10"><text:s text:c="14"/><text:span text:style-name="T4">2-подставлять файл MICRODOS.BIN (там лежит специальная версия microdos)</text:span></text:p>
      <text:p text:style-name="P10"><text:s text:c="14"/><text:span text:style-name="T4">3-подставлять <text:s/>файл SYSTEMn.BIN, где n-значение параметра TRK. Это задел на будущее.</text:span></text:p>
      <text:p text:style-name="P9"/>
      <text:p text:style-name="P31">A1 — управление сигналом Control</text:p>
      <text:p text:style-name="P2"/>
      <text:p text:style-name="P11">Сигнал Control, выходящий из бита 7 канала С порта PPI2, используется контроллером Extrom для синхронизации начальной загрузки, а после окончания загрузки используется для определения момента перезагрузки корвета. Дело в том, что несознательные разработчики корвета проявили потрясающее разгильдяйство, не выведя на боковой разъем такой важный <text:soft-page-break/>сигнал, как Reset. В результате приходится определять перезагрузку корвета по уходу этого сигнала в 0 (что происходит при аппаратном сбросе ВВ55). Но проблема уперлась в то, что некоторые умники, пишущие программы для корвета, считают своим долгом дергать этот сигнал как угодно, даже без определенной цели. В результате контроллер уходит в перезагрузку, а программа, работающая на корвете, теряет доступ к диску. Чтобы избежать этой ситуации, и используется данная команда. В поле TRK указывается 0 — запретить перезагрузку от Control, или 1 — разрешить ее. В режиме запрещения перезагрузки, <text:s/>если нажать кнопку Reset корвета, получим на экране <text:s/>сообщение Ошибка шины. В этом случае надо или отключить и снова включить питание, или нажать кнопку сброса на самом контроллере.</text:p>
      <text:p text:style-name="P2"/>
      <text:p text:style-name="P22">Команды измерения скорости</text:p>
      <text:p text:style-name="P3"/>
      <text:p text:style-name="P30">F0 — тест скорости чтения</text:p>
      <text:p text:style-name="P6"/>
      <text:p text:style-name="P9">Команда используется для измерения скорости передачи из интерфейса в корвет. Она передает 8000h произвольных данных единым блоком на максимально возможной скорости.</text:p>
      <text:p text:style-name="P9"/>
      <text:p text:style-name="P30">F1 — тест скорости записи</text:p>
      <text:p text:style-name="P6"/>
      <text:p text:style-name="P9">Команда используется для измерения скорости передачи из корвета в интерфейс. Она также передает 8000h произвольных данных на максимально возможной скорости, только уже в обратную сторону. </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09:28:39</meta:creation-date>
    <dc:date>2014-08-18T16:15:42.130136518</dc:date>
    <meta:editing-duration>PT35M20S</meta:editing-duration>
    <meta:editing-cycles>9</meta:editing-cycles>
    <meta:generator>LibreOffice/4.2.4.2$Linux_x86 LibreOffice_project/420m0$Build-2</meta:generator>
    <meta:document-statistic meta:table-count="1" meta:image-count="0" meta:object-count="0" meta:page-count="4" meta:paragraph-count="130" meta:word-count="1596" meta:character-count="11426" meta:non-whitespace-character-count="9798"/>
  </office:meta>
</office:document-meta>
</file>